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LINA IZAGA, SEGUNDO ARISTID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762288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LINA IZAGA, SEGUNDO ARISTID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762288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5</text:p>
            <text:p text:style-name="P11"/>
          </table:table-cell>
        </table:table-row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3:01:47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